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ptos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Calibri" officeooo:rsid="0023501b" officeooo:paragraph-rsid="0023501b"/>
    </style:style>
    <style:style style:name="P2" style:family="paragraph" style:parent-style-name="Standard">
      <style:paragraph-properties fo:line-height="115%" fo:text-align="justify" style:justify-single-word="false"/>
      <style:text-properties style:font-name="Calibri" officeooo:rsid="001f8aa4" officeooo:paragraph-rsid="001f8aa4"/>
    </style:style>
    <style:style style:name="P3" style:family="paragraph" style:parent-style-name="Standard">
      <style:paragraph-properties fo:line-height="115%" fo:text-align="justify" style:justify-single-word="false"/>
      <style:text-properties style:font-name="Calibri" officeooo:rsid="001f8aa4" officeooo:paragraph-rsid="002453bd"/>
    </style:style>
    <style:style style:name="P4" style:family="paragraph" style:parent-style-name="Standard">
      <style:paragraph-properties fo:line-height="115%" fo:text-align="justify" style:justify-single-word="false"/>
      <style:text-properties style:font-name="Calibri" officeooo:paragraph-rsid="001f8aa4"/>
    </style:style>
    <style:style style:name="P5" style:family="paragraph" style:parent-style-name="Standard">
      <style:paragraph-properties fo:line-height="115%" fo:text-align="justify" style:justify-single-word="false"/>
      <style:text-properties style:font-name="Calibri" fo:font-weight="bold" officeooo:rsid="001ccfe2" officeooo:paragraph-rsid="001ccfe2" style:font-weight-asian="bold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Calibri" officeooo:rsid="0023501b" officeooo:paragraph-rsid="0023501b" fo:background-color="transparen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Calibri" fo:language="ro" fo:country="RO" officeooo:rsid="002562ca" officeooo:paragraph-rsid="002453b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Calibri" fo:language="ro" fo:country="RO" fo:font-weight="bold" officeooo:rsid="0029a554" officeooo:paragraph-rsid="0029a554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Calibri" fo:language="ro" fo:country="RO" officeooo:rsid="0029a554" officeooo:paragraph-rsid="0029a554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Calibri" fo:language="ro" fo:country="RO" officeooo:rsid="00308abc" officeooo:paragraph-rsid="00308abc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Calibri" fo:language="ro" fo:country="RO" officeooo:rsid="00336235" officeooo:paragraph-rsid="00336235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Calibri" fo:language="ro" fo:country="RO" officeooo:rsid="001f8aa4" officeooo:paragraph-rsid="00336235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Calibri" fo:language="ro" fo:country="RO" officeooo:rsid="0035a435" officeooo:paragraph-rsid="003ba88a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Calibri" fo:language="ro" fo:country="RO" fo:font-style="italic" officeooo:rsid="001f8aa4" officeooo:paragraph-rsid="00336235" style:font-style-asian="italic" style:font-style-complex="italic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Calibri" officeooo:rsid="002453bd" officeooo:paragraph-rsid="002453b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Calibri" fo:font-size="12pt" fo:language="ro" fo:country="RO" officeooo:rsid="0035a435" officeooo:paragraph-rsid="00336235" style:font-size-asian="12pt" style:font-size-complex="12pt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Calibri" fo:font-style="italic" officeooo:rsid="001f8aa4" officeooo:paragraph-rsid="001f8aa4" style:font-style-asian="italic" style:font-style-complex="italic"/>
    </style:style>
    <style:style style:name="P18" style:family="paragraph" style:parent-style-name="Standard">
      <style:paragraph-properties fo:line-height="115%" fo:text-align="justify" style:justify-single-word="false"/>
      <style:text-properties fo:font-variant="normal" fo:text-transform="none" fo:color="#0a0a0a" style:font-name="Calibri" fo:font-size="12pt" fo:letter-spacing="normal" fo:language="ro" fo:country="RO" fo:font-style="normal" fo:font-weight="normal" officeooo:rsid="003a98f6" officeooo:paragraph-rsid="003ba88a" style:font-size-asian="12pt" style:font-size-complex="12pt"/>
    </style:style>
    <style:style style:name="P19" style:family="paragraph" style:parent-style-name="Standard">
      <style:paragraph-properties fo:line-height="115%" fo:text-align="justify" style:justify-single-word="false" style:writing-mode="lr-tb"/>
      <style:text-properties fo:font-variant="normal" fo:text-transform="none" fo:color="#0a0a0a" style:font-name="Calibri" fo:font-size="12pt" fo:letter-spacing="normal" fo:language="ro" fo:country="RO" fo:font-style="normal" fo:font-weight="normal" officeooo:rsid="003a98f6" officeooo:paragraph-rsid="003ba88a" style:font-size-asian="12pt" style:font-size-complex="12pt"/>
    </style:style>
    <style:style style:name="P20" style:family="paragraph" style:parent-style-name="Standard" style:list-style-name="L1">
      <style:paragraph-properties fo:line-height="115%" fo:text-align="justify" style:justify-single-word="false"/>
      <style:text-properties style:font-name="Calibri" officeooo:rsid="0023501b" officeooo:paragraph-rsid="0023501b"/>
    </style:style>
    <style:style style:name="P21" style:family="paragraph" style:parent-style-name="Standard" style:list-style-name="L1">
      <style:paragraph-properties fo:line-height="115%" fo:text-align="justify" style:justify-single-word="false"/>
      <style:text-properties style:font-name="Calibri" officeooo:rsid="001f8aa4" officeooo:paragraph-rsid="001f8aa4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Calibri" fo:font-weight="bold" officeooo:rsid="001ccfe2" officeooo:paragraph-rsid="001ccfe2" style:font-weight-asian="bold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Calibri" fo:font-size="16pt" fo:font-weight="bold" officeooo:rsid="004223dc" officeooo:paragraph-rsid="004223dc" style:font-size-asian="16pt" style:font-weight-asian="bold" style:font-size-complex="16pt" style:font-weight-complex="bold"/>
    </style:style>
    <style:style style:name="T1" style:family="text">
      <style:text-properties officeooo:rsid="001d5782"/>
    </style:style>
    <style:style style:name="T2" style:family="text">
      <style:text-properties officeooo:rsid="001f8aa4"/>
    </style:style>
    <style:style style:name="T3" style:family="text">
      <style:text-properties fo:language="ro" fo:country="RO"/>
    </style:style>
    <style:style style:name="T4" style:family="text">
      <style:text-properties fo:language="ro" fo:country="RO" officeooo:rsid="001f8aa4"/>
    </style:style>
    <style:style style:name="T5" style:family="text">
      <style:text-properties fo:language="ro" fo:country="RO" officeooo:rsid="0023501b"/>
    </style:style>
    <style:style style:name="T6" style:family="text">
      <style:text-properties fo:language="ro" fo:country="RO" officeooo:rsid="00244f31"/>
    </style:style>
    <style:style style:name="T7" style:family="text">
      <style:text-properties fo:language="ro" fo:country="RO" officeooo:rsid="002453bd"/>
    </style:style>
    <style:style style:name="T8" style:family="text">
      <style:text-properties fo:language="ro" fo:country="RO" officeooo:rsid="002562ca"/>
    </style:style>
    <style:style style:name="T9" style:family="text">
      <style:text-properties fo:language="ro" fo:country="RO" officeooo:rsid="00273872"/>
    </style:style>
    <style:style style:name="T10" style:family="text">
      <style:text-properties fo:language="ro" fo:country="RO" officeooo:rsid="002cbec1"/>
    </style:style>
    <style:style style:name="T11" style:family="text">
      <style:text-properties fo:language="ro" fo:country="RO" officeooo:rsid="002eb8df"/>
    </style:style>
    <style:style style:name="T12" style:family="text">
      <style:text-properties fo:language="ro" fo:country="RO" officeooo:rsid="0040f383"/>
    </style:style>
    <style:style style:name="T13" style:family="text">
      <style:text-properties officeooo:rsid="002cbec1"/>
    </style:style>
    <style:style style:name="T14" style:family="text">
      <style:text-properties officeooo:rsid="00308abc"/>
    </style:style>
    <style:style style:name="T15" style:family="text">
      <style:text-properties fo:font-variant="normal" fo:text-transform="none" fo:color="#0a0a0a" fo:letter-spacing="normal" fo:font-style="normal" fo:font-weight="normal"/>
    </style:style>
    <style:style style:name="T16" style:family="text">
      <style:text-properties fo:font-variant="normal" fo:text-transform="none" fo:color="#0a0a0a" fo:letter-spacing="normal" fo:font-style="normal" fo:font-weight="normal" officeooo:rsid="0038fdbd"/>
    </style:style>
    <style:style style:name="T17" style:family="text">
      <style:text-properties fo:font-variant="normal" fo:text-transform="none" fo:color="#0a0a0a" fo:letter-spacing="normal" fo:font-style="normal" fo:font-weight="normal" officeooo:rsid="003a98f6"/>
    </style:style>
    <style:style style:name="T18" style:family="text">
      <style:text-properties fo:font-variant="normal" fo:text-transform="none" fo:color="#0a0a0a" fo:letter-spacing="normal" fo:font-style="normal" fo:font-weight="normal" officeooo:rsid="003cee7a"/>
    </style:style>
    <style:style style:name="T19" style:family="text">
      <style:text-properties fo:font-variant="normal" fo:text-transform="none" fo:color="#0a0a0a" fo:font-size="12pt" fo:letter-spacing="normal" fo:font-style="normal" fo:font-weight="normal" officeooo:rsid="0038fdbd" style:font-size-asian="12pt" style:font-size-complex="12pt"/>
    </style:style>
    <style:style style:name="T20" style:family="text">
      <style:text-properties fo:font-variant="normal" fo:text-transform="none" fo:color="#0a0a0a" fo:font-size="12pt" fo:letter-spacing="normal" fo:font-style="normal" fo:font-weight="normal" officeooo:rsid="003a98f6" style:font-size-asian="12pt" style:font-size-complex="12pt"/>
    </style:style>
    <style:style style:name="T21" style:family="text">
      <style:text-properties fo:font-variant="normal" fo:text-transform="none" fo:color="#0a0a0a" fo:font-size="12pt" fo:letter-spacing="normal" fo:font-style="normal" fo:font-weight="normal" officeooo:rsid="003ba88a" style:font-size-asian="12pt" style:font-size-complex="12pt"/>
    </style:style>
    <style:style style:name="T22" style:family="text">
      <style:text-properties fo:font-variant="normal" fo:text-transform="none" fo:color="#0a0a0a" fo:font-size="12pt" fo:letter-spacing="normal" fo:font-style="normal" fo:font-weight="normal" officeooo:rsid="001f8aa4" style:font-size-asian="12pt" style:font-size-complex="12pt"/>
    </style:style>
    <style:style style:name="T23" style:family="text">
      <style:text-properties officeooo:rsid="00336235"/>
    </style:style>
    <style:style style:name="T24" style:family="text">
      <style:text-properties officeooo:rsid="0035a435"/>
    </style:style>
    <style:style style:name="T25" style:family="text">
      <style:text-properties fo:font-size="12pt" officeooo:rsid="0035a435" style:font-size-asian="12pt" style:font-size-complex="12pt"/>
    </style:style>
    <style:style style:name="T26" style:family="text">
      <style:text-properties officeooo:rsid="003ba88a"/>
    </style:style>
    <style:style style:name="T27" style:family="text">
      <style:text-properties officeooo:rsid="003bf076"/>
    </style:style>
    <style:style style:name="T28" style:family="text">
      <style:text-properties officeooo:rsid="003fd6a4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Cursuri </text:p>
      <text:p text:style-name="P5"/>
      <text:p text:style-name="P5"><text:span text:style-name="T1">C</text:span>u<text:span text:style-name="T13">m </text:span>depășești <text:span text:style-name="T5">teama</text:span> de a vorbi în public </text:p>
      <text:p text:style-name="P2"/>
      <text:p text:style-name="P1"><text:span text:style-name="T3">A</text:span><text:span text:style-name="T2">bilitatea de a vorbi în public este un predictor puternic pentru reușita profesională și</text:span><text:span text:style-name="T4"> </text:span><text:span text:style-name="T2">dezvoltarea carierei. </text:span></text:p>
      <text:p text:style-name="P6">Sondajele arată că 70% dintre profesioniști<text:span text:style-name="T11">i</text:span> <text:span text:style-name="T11">din domenii diferite </text:span>cred că abilitățile de prezentare sunt critice pentru succesul în muncă. <text:span text:style-name="T3">Ce înseamnă concret?</text:span></text:p>
      <text:list xml:id="list229910174" text:style-name="L1">
        <text:list-item>
          <text:p text:style-name="P20">Persoanele care comunică eficient sunt mai des luate în considerare pentru promovări și măriri de salariu.</text:p>
        </text:list-item>
        <text:list-item>
          <text:p text:style-name="P20">Vorbitul în public te ajută să te faci remarcat, să îți expui ideile cu încredere și să fii perceput ca un lider sau un expert în domeniul tău.</text:p>
        </text:list-item>
        <text:list-item>
          <text:p text:style-name="P21">Candidații care comunică clar și sigur pe ei au șanse mai mari să obțină joburi, abilitățile de public speaking fiind apreciate <text:span text:style-name="T5">de angajatori</text:span>. </text:p>
        </text:list-item>
      </text:list>
      <text:p text:style-name="P2"/>
      <text:p text:style-name="P2">Cursul se adreseaz<text:span text:style-name="T5">ă persoanelor care doresc să își dezvolte abilitățile de prezentare </text:span><text:span text:style-name="T6">și să învețe să își gestioneze emoțiile în public. </text:span></text:p>
      <text:p text:style-name="P2"/>
      <text:p text:style-name="P17">Ce vei obține în urma cursului:</text:p>
      <text:p text:style-name="P3">- <text:span text:style-name="T7">vei înțelege cum funcționează </text:span><text:span text:style-name="T11">cum te poate „sabota” </text:span><text:span text:style-name="T7">anxietatea de a vorbi în public;</text:span></text:p>
      <text:p text:style-name="P3"><text:span text:style-name="T7">- vei identifica declașantorii emoțiilor tale și vei învăța metode practice </text:span><text:span text:style-name="T8">pentru gestionarea</text:span><text:span text:style-name="T7"> simptomelor fizice (tremur, </text:span><text:span text:style-name="T12">transpirație, </text:span><text:span text:style-name="T10">senzația de gât u</text:span><text:span text:style-name="T12">scat</text:span><text:span text:style-name="T10">, </text:span><text:span text:style-name="T7">respirație sacadată </text:span><text:span text:style-name="T12">etc.</text:span><text:span text:style-name="T7">) și a gândurilor negative care apar înainte </text:span><text:span text:style-name="T8">și în timpul unei prezentări/ conversații</text:span><text:span text:style-name="T7">;</text:span></text:p>
      <text:p text:style-name="P3"><text:span text:style-name="T7">- </text:span><text:span text:style-name="T8">vei exersa metode pentru controlul limbajului corporal în situații în care ai emoții;</text:span></text:p>
      <text:p text:style-name="P7">- ve învăța cum să te adaptezi la audiență pentru a maximiza impactul personal;</text:p>
      <text:p text:style-name="P3"><text:span text:style-name="T8">- vei </text:span><text:span text:style-name="T9">practica abilități de construire a unui discurs și de interacțiune/ comunicare în public speaking.</text:span></text:p>
      <text:p text:style-name="P3"/>
      <text:p text:style-name="P2">Format: fizic; 10h desfășurate pe parcursul a 2 zile.</text:p>
      <text:p text:style-name="P4">Pentru ca fiecare persoană să poată beneficia de tot ceea ce oferă cursul, grupurile sunt limitate la <text:span text:style-name="T2">7</text:span> persoane.</text:p>
      <text:p text:style-name="P15"><text:span text:style-name="T3">După curs, la cerere, se pot organiza ședințe </text:span><text:span text:style-name="T11">de consiliere </text:span><text:span text:style-name="T3">individual</text:span><text:span text:style-name="T11">ă</text:span><text:span text:style-name="T3"> pentru realizarea unui plan personalizat de dezvoltare a abilităților de public speaking. </text:span></text:p>
      <text:p text:style-name="P2"/>
      <text:p text:style-name="P2">Metode de formare: exerciții practice, <text:span text:style-name="T5">jocuri de rol, realizare de prezentări și feeddback individual din partea psihologului, </text:span>discuții interactive.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8">Abilități esențiale pentru lucrul în echipă</text:p>
      <text:p text:style-name="P9"/>
      <text:p text:style-name="P10">Organizațiile pun un accent din ce în ce mai mare pe colaborare, iar studiile arată că performanța individuală este strâns legată de capacitatea de a lucra eficient cu ceilalți. </text:p>
      <text:p text:style-name="P9"><text:span text:style-name="T14">A</text:span>bilitățile de lucru în echipă nu mai sunt doar „nice to have”, ci esențiale pentru performanța profesională.</text:p>
      <text:p text:style-name="P9"/>
      <text:p text:style-name="P9"><text:span text:style-name="T14">Printre cele </text:span>cele mai importante competențe apreciate de angajatori <text:span text:style-name="T23">se numără: c</text:span>omunicare<text:span text:style-name="T28">a</text:span> eficientă, <text:s/><text:span text:style-name="T23">c</text:span>olaborare<text:span text:style-name="T28">a</text:span> și spirit<text:span text:style-name="T28">ul</text:span> de echipă, <text:span text:style-name="T23">r</text:span>ezolvarea conflictelor, <text:span text:style-name="T23">g</text:span>ândire<text:span text:style-name="T28">a</text:span> critică <text:span text:style-name="T26">în luarea deciziilor </text:span>și rezolvare<text:span text:style-name="T26">a</text:span> de probleme, <text:span text:style-name="T23">a</text:span>daptabilitate<text:span text:style-name="T28">a</text:span> și flexibilitate<text:span text:style-name="T28">a</text:span>.</text:p>
      <text:p text:style-name="P9"/>
      <text:p text:style-name="P11">Dacă ești la început de carieră sau pur și simplu dorești să îți dezvolți bagajul de soft-skills atât de necesare în <text:span text:style-name="T27">muncă</text:span>, acest curs poate fi pentru tine. </text:p>
      <text:p text:style-name="P9"/>
      <text:p text:style-name="P14">Ce vei obține în urma cursului:</text:p>
      <text:p text:style-name="P12">- <text:span text:style-name="T24">vei exersa abilități cheie pentru comunicarea eficientă în cadrul unei echipe - transmiterea clară a </text:span><text:span text:style-name="T25">ideilor, ascultarea activă, adresarea de întrebări relevante pentru a evita neînțelegerile;</text:span></text:p>
      <text:p text:style-name="P16">- vei învăța comportamente prin care poți contribui la c<text:span text:style-name="T15">rearea unui climat de siguranță psihologică în echipă;</text:span></text:p>
      <text:p text:style-name="P16"><text:span text:style-name="T15">- </text:span><text:span text:style-name="T16">vei învăța tehnici </text:span><text:span text:style-name="T15">de a exprima opinii și feedback constructiv fără a crea conflicte, </text:span><text:span text:style-name="T16">de a gestiona diferențele de opinie într-un mod diplomatic și de a găsi soluții de tip "win-win", menținând o atmosferă de lucru armonioasă;</text:span></text:p>
      <text:p text:style-name="P16"><text:span text:style-name="T16">- </text:span><text:span text:style-name="T18">vei exersa abilități interpersonale </text:span><text:span text:style-name="T17">pentru a construi relații de lucru bazate pe încredere;</text:span></text:p>
      <text:p text:style-name="P13"><text:span text:style-name="T19">- </text:span><text:span text:style-name="T20">vei pune în practică strategii de luare a deciziilor în echipă și vei aplica gândirea critică </text:span><text:span text:style-name="T21">pentru î</text:span><text:span text:style-name="T22">mbunătățirea calității soluțiilor găsite</text:span><text:span text:style-name="T20">.</text:span></text:p>
      <text:p text:style-name="P18"/>
      <text:p text:style-name="P18">Format: fizic; 10h desfășurate pe parcursul a 2 zile (5h+5h).</text:p>
      <text:p text:style-name="P18">Pentru ca fiecare persoană să poată beneficia de tot ceea ce oferă cursul, grupurile sunt limitate la <text:span text:style-name="T28">8-12</text:span> persoane. </text:p>
      <text:p text:style-name="P18"/>
      <text:p text:style-name="P19">Metode de formare: exerciții practice, jocuri de echipă, <text:span text:style-name="T28">feedback individual și de echipă, </text:span>discuții interactive.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ptos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ListLabel_20_1" style:display-name="ListLabel 1" style:family="text">
      <style:text-properties style:font-name-asian="Aptos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pto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4-02T22:31:37.084000000</meta:creation-date>
    <dc:date>2026-04-05T21:31:21.733000000</dc:date>
    <meta:editing-duration>PT1H51M23S</meta:editing-duration>
    <meta:editing-cycles>26</meta:editing-cycles>
    <meta:generator>Ultra_Office/6.2.3.2$Windows_x86 LibreOffice_project/</meta:generator>
    <meta:document-statistic meta:table-count="0" meta:image-count="0" meta:object-count="0" meta:page-count="2" meta:paragraph-count="32" meta:word-count="591" meta:character-count="3826" meta:non-whitespace-character-count="3260"/>
  </office:meta>
</office:document-meta>
</file>